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865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4.755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579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3.422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4.263cm" fo:break-before="auto" style:use-optimal-row-height="true"/>
    </style:style>
    <style:style style:name="ro26" style:family="table-row">
      <style:table-row-properties style:row-height="4.685cm" fo:break-before="auto" style:use-optimal-row-height="true"/>
    </style:style>
    <style:style style:name="ro27" style:family="table-row">
      <style:table-row-properties style:row-height="2.316cm" fo:break-before="auto" style:use-optimal-row-height="fals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/>
      <style:text-properties style:font-name="Arial"/>
    </style:style>
    <style:style style:name="ce6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69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ext-properties fo:font-weight="bold" style:font-name-asian="Tahoma1" style:font-weight-asian="bold" style:font-weight-complex="bold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7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 fo:font-weight="bold" style:font-name-asian="Tahoma1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3" style:family="table-cell" style:parent-style-name="Default">
      <style:table-cell-properties fo:border="0.002cm solid #000000"/>
      <style:text-properties style:font-name="Arial"/>
    </style:style>
    <style:style style:name="ce94" style:family="table-cell" style:parent-style-name="Default">
      <style:table-cell-properties fo:border="0.002cm solid #000000"/>
      <style:text-properties style:font-name="Arial" fo:font-weight="bold"/>
    </style:style>
    <style:style style:name="ce95" style:family="table-cell" style:parent-style-name="Default">
      <style:table-cell-properties fo:border="0.002cm solid #000000"/>
      <style:text-properties style:font-name="Arial" fo:font-weight="normal"/>
    </style:style>
    <style:style style:name="ce96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0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2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3" style:family="table-cell" style:parent-style-name="Default">
      <style:text-properties style:font-name="Arial" fo:font-size="10pt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1"/>
    </style:style>
    <style:style style:name="T6" style:family="text">
      <style:text-properties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4cm" table:end-y="0.394cm" draw:z-index="0" draw:name="Graphics 3" draw:style-name="gr1" draw:text-style-name="P1" svg:width="5.869cm" svg:height="2.865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1-05-18">
            <text:p>18-May-201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Default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67">
            <text:p>67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5-18">
            <text:p>18-May-2011</text:p>
          </table:table-cell>
          <table:table-cell table:style-name="ce24" office:value-type="string">
            <text:p>1.1</text:p>
          </table:table-cell>
          <table:table-cell table:style-name="ce33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3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8" table:number-rows-spanned="1">
            <text:p><text:span text:style-name="T2">SniffTest List</text:span></text:p>
            <text:p><text:span text:style-name="T2">Based on document version:</text:span></text:p>
            <text:p><text:span text:style-name="T2">3.2.x</text:span></text:p>
          </table:table-cell>
          <table:covered-table-cell table:style-name="ce56"/>
          <table:covered-table-cell table:style-name="ce90"/>
          <table:covered-table-cell table:number-columns-repeated="5"/>
          <table:table-cell table:number-columns-repeated="246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Selenium</text:p>
          </table:table-cell>
          <table:table-cell table:style-name="ce91" office:value-type="string" table:number-columns-spanned="2" table:number-rows-spanned="1">
            <text:p>Total <text:s/>of functions</text:p>
          </table:table-cell>
          <table:covered-table-cell/>
          <table:table-cell table:style-name="ce91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00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1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1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1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1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92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92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1" office:value-type="string">
            <text:p>Total case</text:p>
          </table:table-cell>
          <table:table-cell table:style-name="ce102" table:formula="oooc:=COUNTIF([.D4:.D272];&quot;N/A&quot;)" office:value-type="float" office:value="0">
            <text:p>0</text:p>
          </table:table-cell>
          <table:table-cell table:style-name="ce101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3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2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5cm" svg:height="0.132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cm" svg:height="0.128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6cm" svg:height="0.088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3">
            <draw:frame table:end-cell-address="Check_List.C101" table:end-x="1.275cm" table:end-y="0.305cm" draw:z-index="3" draw:name="http://jira.exoplatform.org/images/icons/link_out_bot.gif" draw:style-name="gr1" draw:text-style-name="P1" svg:width="1.311cm" svg:height="0.128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50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6"/>
          <table:table-cell table:number-columns-repeated="252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9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number-columns-repeated="252"/>
        </table:table-row>
        <table:table-row table:style-name="ro7">
          <table:table-cell table:style-name="ce52"/>
          <table:table-cell table:style-name="ce71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3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4"/>
          <table:table-cell table:style-name="ce97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style-name="ce75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6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7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15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style-name="ce7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4"/>
          <table:table-cell table:number-columns-repeated="252"/>
        </table:table-row>
        <table:table-row table:style-name="ro7">
          <table:table-cell table:style-name="ce53"/>
          <table:table-cell table:style-name="ce8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8"/>
          <table:table-cell table:number-columns-repeated="252"/>
        </table:table-row>
        <table:table-row table:style-name="ro7">
          <table:table-cell table:style-name="ce53"/>
          <table:table-cell table:style-name="ce89"/>
          <table:table-cell table:number-columns-repeated="252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table:table-column table:style-name="co10" table:default-cell-style-name="ce106"/>
        <table:table-column table:style-name="co12" table:default-cell-style-name="ce49"/>
        <table:table-column table:style-name="co10" table:default-cell-style-name="ce1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7"/>
        <table:table-column table:style-name="co17" table:default-cell-style-name="ce57"/>
        <table:table-column table:style-name="co10" table:default-cell-style-name="ce92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6"/>
        <table:table-column table:style-name="co10" table:default-cell-style-name="ce136"/>
        <table:table-column table:style-name="co10" table:default-cell-style-name="ce138"/>
        <table:table-row table:style-name="ro16">
          <table:table-cell table:style-name="ce103"/>
          <table:table-cell table:style-name="ce107" office:value-type="string">
            <text:p>TEST CASES</text:p>
          </table:table-cell>
          <table:table-cell table:style-name="ce112"/>
          <table:table-cell table:style-name="ce108" table:number-columns-repeated="2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Passed</text:p>
          </table:table-cell>
          <table:table-cell table:style-name="ce134" table:formula="oooc:=COUNTIF([.K$7:.K$1038];[.$K1])" office:value-type="float" office:value="0">
            <text:p>0</text:p>
          </table:table-cell>
          <table:table-cell table:style-name="ce134" table:formula="oooc:=COUNTIF([.L$7:.L$1038];[.$K1])" office:value-type="float" office:value="0">
            <text:p>0</text:p>
          </table:table-cell>
          <table:table-cell table:style-name="ce134" table:formula="oooc:=COUNTIF([.M$7:.M$1038];[.$K1])" office:value-type="float" office:value="0">
            <text:p>0</text:p>
          </table:table-cell>
          <table:table-cell table:style-name="ce134" table:formula="oooc:=COUNTIF([.N$7:.N$1038];[.$K1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6">
          <table:table-cell table:style-name="ce103"/>
          <table:table-cell table:style-name="ce108" table:number-columns-repeated="4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Failed</text:p>
          </table:table-cell>
          <table:table-cell table:style-name="ce134" table:formula="oooc:=COUNTIF([.K$7:.K$1038];[.$K2])" office:value-type="float" office:value="0">
            <text:p>0</text:p>
          </table:table-cell>
          <table:table-cell table:style-name="ce134" table:formula="oooc:=COUNTIF([.L$7:.L$1038];[.$K2])" office:value-type="float" office:value="0">
            <text:p>0</text:p>
          </table:table-cell>
          <table:table-cell table:style-name="ce134" table:formula="oooc:=COUNTIF([.M$7:.M$1038];[.$K2])" office:value-type="float" office:value="0">
            <text:p>0</text:p>
          </table:table-cell>
          <table:table-cell table:style-name="ce134" table:formula="oooc:=COUNTIF([.N$7:.N$1038];[.$K2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7">
          <table:table-cell table:style-name="ce103"/>
          <table:table-cell table:style-name="ce109" office:value-type="string">
            <text:p>Functions List Code <text:span text:style-name="T3">:</text:span></text:p>
          </table:table-cell>
          <table:table-cell table:style-name="ce113" office:value-type="string" table:number-columns-spanned="3" table:number-rows-spanned="1">
            <text:p>Sniff Test </text:p>
          </table:table-cell>
          <table:covered-table-cell table:style-name="ce116"/>
          <table:covered-table-cell table:style-name="ce113"/>
          <table:table-cell table:style-name="ce103"/>
          <table:table-cell table:style-name="ce126" office:value-type="string">
            <text:p><text:s/></text:p>
          </table:table-cell>
          <table:table-cell table:style-name="ce130"/>
          <table:table-cell table:style-name="ce103"/>
          <table:table-cell table:style-name="Default"/>
          <table:table-cell table:style-name="ce134" office:value-type="string">
            <text:p>Blocked</text:p>
          </table:table-cell>
          <table:table-cell table:style-name="ce134" table:formula="oooc:=COUNTIF([.K$7:.K$1038];[.$K3])" office:value-type="float" office:value="0">
            <text:p>0</text:p>
          </table:table-cell>
          <table:table-cell table:style-name="ce134" table:formula="oooc:=COUNTIF([.L$7:.L$1038];[.$K3])" office:value-type="float" office:value="0">
            <text:p>0</text:p>
          </table:table-cell>
          <table:table-cell table:style-name="ce134" table:formula="oooc:=COUNTIF([.M$7:.M$1038];[.$K3])" office:value-type="float" office:value="0">
            <text:p>0</text:p>
          </table:table-cell>
          <table:table-cell table:style-name="ce134" table:formula="oooc:=COUNTIF([.N$7:.N$1038];[.$K3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8">
          <table:table-cell table:style-name="ce103"/>
          <table:table-cell table:style-name="ce110" office:value-type="string">
            <text:p>Total Main Cases:</text:p>
          </table:table-cell>
          <table:table-cell table:style-name="ce113" table:formula="oooc:=MAX([.A7:.A6699])" office:value-type="float" office:value="67" table:number-columns-spanned="3" table:number-rows-spanned="1">
            <text:p>67</text:p>
          </table:table-cell>
          <table:covered-table-cell table:style-name="ce117"/>
          <table:covered-table-cell table:style-name="ce126"/>
          <table:table-cell table:style-name="ce103"/>
          <table:table-cell table:style-name="ce126"/>
          <table:table-cell table:style-name="ce130"/>
          <table:table-cell table:style-name="ce103"/>
          <table:table-cell table:style-name="Default"/>
          <table:table-cell table:style-name="ce135" office:value-type="string">
            <text:p>Not run</text:p>
          </table:table-cell>
          <table:table-cell table:style-name="ce134" table:formula="oooc:=COUNTIF([.K$7:.K$1038];[.$K4])" office:value-type="float" office:value="0">
            <text:p>0</text:p>
          </table:table-cell>
          <table:table-cell table:style-name="ce134" table:formula="oooc:=COUNTIF([.L$7:.L$1038];[.$K4])" office:value-type="float" office:value="0">
            <text:p>0</text:p>
          </table:table-cell>
          <table:table-cell table:style-name="ce134" table:formula="oooc:=COUNTIF([.M$7:.M$1038];[.$K4])" office:value-type="float" office:value="0">
            <text:p>0</text:p>
          </table:table-cell>
          <table:table-cell table:style-name="ce134" table:formula="oooc:=COUNTIF([.N$7:.N$1038];[.$K4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9">
          <table:table-cell table:style-name="ce103" table:number-columns-repeated="3"/>
          <table:table-cell table:style-name="ce118"/>
          <table:table-cell table:style-name="ce103" table:number-columns-repeated="2"/>
          <table:table-cell table:style-name="ce126"/>
          <table:table-cell table:style-name="ce130"/>
          <table:table-cell table:style-name="ce103"/>
          <table:table-cell table:style-name="Default"/>
          <table:table-cell table:style-name="Default" office:value-type="string">
            <text:p>N/A</text:p>
          </table:table-cell>
          <table:table-cell table:style-name="ce134" table:formula="oooc:=COUNTIF([.K$7:.K$1038];[.$K5])" office:value-type="float" office:value="0">
            <text:p>0</text:p>
          </table:table-cell>
          <table:table-cell table:style-name="ce134" table:formula="oooc:=COUNTIF([.L$7:.L$1038];[.$K5])" office:value-type="float" office:value="0">
            <text:p>0</text:p>
          </table:table-cell>
          <table:table-cell table:style-name="ce134" table:formula="oooc:=COUNTIF([.M$7:.M$1038];[.$K5])" office:value-type="float" office:value="0">
            <text:p>0</text:p>
          </table:table-cell>
          <table:table-cell table:style-name="ce134" table:formula="oooc:=COUNTIF([.N$7:.N$1038];[.$K5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1">
          <table:table-cell table:style-name="ce104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>
            <text:p>Tester</text:p>
          </table:table-cell>
          <table:table-cell table:style-name="ce111">
            <text:p>IE7</text:p>
          </table:table-cell>
          <table:table-cell table:style-name="ce111">
            <text:p>FireFox3.5</text:p>
          </table:table-cell>
          <table:table-cell table:style-name="ce111">
            <text:p>Comment/Bug</text:p>
          </table:table-cell>
          <table:table-cell table:style-name="ce111" table:number-columns-repeated="5"/>
          <table:table-cell table:style-name="Default" table:number-columns-repeated="237"/>
        </table:table-row>
        <table:table-row table:style-name="ro4">
          <table:table-cell table:style-name="ce105" office:value-type="float" office:value="1">
            <text:p>1.00</text:p>
          </table:table-cell>
          <table:table-cell office:value-type="string">
            <text:p>SNF_GTN_AUT_LOG_01</text:p>
          </table:table-cell>
          <table:table-cell table:style-name="ce114" office:value-type="float" office:value="1">
            <text:p>1.00</text:p>
          </table:table-cell>
          <table:table-cell table:style-name="ce119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GTN_PUB_ACC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GTN_PUB_LAG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9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GTN_PUB_REM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9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GTN_PUB_FOG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19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GTN_PRV_ACC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1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GTN_GRO_ORG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GTN_GRO_ORG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GTN_GRO_ORG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GTN_GRO_ORG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GTN_GRO_ORG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GTN_GRO_ADM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2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3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GTN_GRO_ADM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2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GTN_GRO_ADM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GTN_GRO_ADM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2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8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GTN_GRO_ADM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2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GTN_GRO_ADM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22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GTN_GRO_ADM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2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GTN_SIT_LI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3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GTN_SIT_SHP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3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GTN_PNA_ADD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1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4">- Input some fields required</text:span></text:p>
            <text:p><text:span text:style-name="T4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8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GTN_PNA_DEL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GTN_PNA_CHP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GTN_PNA_EDI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2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GTN_PNA_EDI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22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GTN_PNA_EDI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22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GTN_PNA_EDI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GTN_PNA_EDI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22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GTN_MAP_CRE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22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GTN_MAN_EDI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2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GTN_PNA_EDI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GTN_PNA_EDI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1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GTN_PNA_EDI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GTN_PNA_EDI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GTN_PNA_EDI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GTN_PNA_EDI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21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GTN_PNG_MA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4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GTN_PNA_EDI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4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GTN_MAP_CRE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2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GTN_MAP_EDI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2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GTN_GNA_EDI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2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GTN_GNA_EDI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2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GTN_GNA_EDI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2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GTN_PNA_EDI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GTN_GNA_EDI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GTN_GNA_EDI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GTN_GNA_EDI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GTN_GNA_EDI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GTN_GNA_EDI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GTN_GNA_EDI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GTN_DAB_MAG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3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GTN_DAB_MAT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3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GTN_DAB_DAD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3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GTN_MAP_CRE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2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GTN_MAP_EDI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22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GTN_UNA_EDI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22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GTN_UNA_EDI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22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GTN_UNA_EDI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122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GTN_UNA_EDI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22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GTN_MAP_SEA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21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29" office:value-type="string">
            <text:p><text:span text:style-name="T5">- Go to Group/Administration/Pages 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office:value-type="string">
            <text:p>SNF_GTN_MAP_CRE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22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office:value-type="string">
            <text:p>SNF_GTN_MAP_CRE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22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office:value-type="string">
            <text:p>SNF_GTN_MAP_CRE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22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office:value-type="string">
            <text:p>SNF_GTN_PRV_LAG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25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office:value-type="string">
            <text:p>SNF_GTN_PRV_SKI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25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0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office:value-type="string">
            <text:p>SNF_GTN_PRV_AST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21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0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office:value-type="string">
            <text:p>SNF_GTN_PRV_AST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21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ce103" table:number-columns-repeated="3"/>
          <table:table-cell table:style-name="ce118"/>
          <table:table-cell table:style-name="ce103"/>
          <table:table-cell table:style-name="ce127" table:number-columns-repeated="3"/>
          <table:table-cell table:style-name="ce103" table:number-columns-repeated="247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2-27T17:52:49</dc:date>
    <dc:language>en-US</dc:language>
    <meta:editing-cycles>785</meta:editing-cycles>
    <meta:editing-duration>P11DT14H29M9S</meta:editing-duration>
    <meta:user-defined meta:name="Info 1"/>
    <meta:user-defined meta:name="Info 2"/>
    <meta:user-defined meta:name="Info 3"/>
    <meta:user-defined meta:name="Info 4"/>
    <meta:document-statistic meta:table-count="4" meta:cell-count="1241" meta:object-count="5"/>
  </office:meta>
</office:document-meta>
</file>